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4.61mm"/>
    </style:style>
    <style:style style:name="co2" style:family="table-column">
      <style:table-column-properties fo:break-before="auto" style:column-width="23.44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2.77mm"/>
    </style:style>
    <style:style style:name="co5" style:family="table-column">
      <style:table-column-properties fo:break-before="auto" style:column-width="16.99mm"/>
    </style:style>
    <style:style style:name="co6" style:family="table-column">
      <style:table-column-properties fo:break-before="auto" style:column-width="26.53mm"/>
    </style:style>
    <style:style style:name="co7" style:family="table-column">
      <style:table-column-properties fo:break-before="auto" style:column-width="25.21mm"/>
    </style:style>
    <style:style style:name="co8" style:family="table-column">
      <style:table-column-properties fo:break-before="auto" style:column-width="20.13mm"/>
    </style:style>
    <style:style style:name="co9" style:family="table-column">
      <style:table-column-properties fo:break-before="auto" style:column-width="30.73mm"/>
    </style:style>
    <style:style style:name="co10" style:family="table-column">
      <style:table-column-properties fo:break-before="auto" style:column-width="30.07mm"/>
    </style:style>
    <style:style style:name="co11" style:family="table-column">
      <style:table-column-properties fo:break-before="auto" style:column-width="17.67mm"/>
    </style:style>
    <style:style style:name="co12" style:family="table-column">
      <style:table-column-properties fo:break-before="auto" style:column-width="18.13mm"/>
    </style:style>
    <style:style style:name="co13" style:family="table-column">
      <style:table-column-properties fo:break-before="auto" style:column-width="21.66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1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7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7 年11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33351" calcext:value-type="float">
            <text:p>233,351</text:p>
          </table:table-cell>
          <table:table-cell table:style-name="ce14" office:value-type="float" office:value="111872" calcext:value-type="float">
            <text:p>111,872</text:p>
          </table:table-cell>
          <table:table-cell table:style-name="ce14" office:value-type="float" office:value="907" calcext:value-type="float">
            <text:p>907</text:p>
          </table:table-cell>
          <table:table-cell table:style-name="ce14" office:value-type="float" office:value="3237" calcext:value-type="float">
            <text:p>3,237</text:p>
          </table:table-cell>
          <table:table-cell table:style-name="ce14" office:value-type="float" office:value="227982" calcext:value-type="float">
            <text:p>227,982</text:p>
          </table:table-cell>
          <table:table-cell table:style-name="ce14" office:value-type="float" office:value="20174" calcext:value-type="float">
            <text:p>20,174</text:p>
          </table:table-cell>
          <table:table-cell table:style-name="ce14" office:value-type="float" office:value="601822" calcext:value-type="float">
            <text:p>601,822</text:p>
          </table:table-cell>
          <table:table-cell table:style-name="ce14" office:value-type="float" office:value="940" calcext:value-type="float">
            <text:p>940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529.85" calcext:value-type="float">
            <text:p>529.85</text:p>
          </table:table-cell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9039" calcext:value-type="float">
            <text:p>9,0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06034" calcext:value-type="float">
            <text:p>306,034</text:p>
          </table:table-cell>
          <table:table-cell table:style-name="ce14" office:value-type="float" office:value="160795" calcext:value-type="float">
            <text:p>160,795</text:p>
          </table:table-cell>
          <table:table-cell table:style-name="ce14" office:value-type="float" office:value="3758" calcext:value-type="float">
            <text:p>3,758</text:p>
          </table:table-cell>
          <table:table-cell table:style-name="ce14" office:value-type="float" office:value="1607" calcext:value-type="float">
            <text:p>1,607</text:p>
          </table:table-cell>
          <table:table-cell table:style-name="ce14" office:value-type="float" office:value="394992" calcext:value-type="float">
            <text:p>394,992</text:p>
          </table:table-cell>
          <table:table-cell table:style-name="ce14" office:value-type="float" office:value="72120" calcext:value-type="float">
            <text:p>72,120</text:p>
          </table:table-cell>
          <table:table-cell table:style-name="ce14" office:value-type="float" office:value="864751" calcext:value-type="float">
            <text:p>864,751</text:p>
          </table:table-cell>
          <table:table-cell table:style-name="ce14" office:value-type="float" office:value="697" calcext:value-type="float">
            <text:p>697</text:p>
          </table:table-cell>
          <table:table-cell table:style-name="ce19" office:value-type="float" office:value="0.39" calcext:value-type="float">
            <text:p>0.39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898.69" calcext:value-type="float">
            <text:p>898.69</text:p>
          </table:table-cell>
          <table:table-cell table:style-name="ce14" office:value-type="float" office:value="1876" calcext:value-type="float">
            <text:p>1,876</text:p>
          </table:table-cell>
          <table:table-cell table:style-name="ce14" office:value-type="float" office:value="26918" calcext:value-type="float">
            <text:p>26,91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13996" calcext:value-type="float">
            <text:p>513,996</text:p>
          </table:table-cell>
          <table:table-cell table:style-name="ce14" office:value-type="float" office:value="325471" calcext:value-type="float">
            <text:p>325,471</text:p>
          </table:table-cell>
          <table:table-cell table:style-name="ce14" office:value-type="float" office:value="7361" calcext:value-type="float">
            <text:p>7,361</text:p>
          </table:table-cell>
          <table:table-cell table:style-name="ce14" office:value-type="float" office:value="3789" calcext:value-type="float">
            <text:p>3,789</text:p>
          </table:table-cell>
          <table:table-cell table:style-name="ce14" office:value-type="float" office:value="742214" calcext:value-type="float">
            <text:p>742,214</text:p>
          </table:table-cell>
          <table:table-cell table:style-name="ce14" office:value-type="float" office:value="366545" calcext:value-type="float">
            <text:p>366,545</text:p>
          </table:table-cell>
          <table:table-cell table:style-name="ce14" office:value-type="float" office:value="3155362" calcext:value-type="float">
            <text:p>3,155,362</text:p>
          </table:table-cell>
          <table:table-cell table:style-name="ce14" office:value-type="float" office:value="2396" calcext:value-type="float">
            <text:p>2,396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371.85" calcext:value-type="float">
            <text:p>371.85</text:p>
          </table:table-cell>
          <table:table-cell table:style-name="ce14" office:value-type="float" office:value="5258" calcext:value-type="float">
            <text:p>5,258</text:p>
          </table:table-cell>
          <table:table-cell table:style-name="ce14" office:value-type="float" office:value="51879" calcext:value-type="float">
            <text:p>51,8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106183" calcext:value-type="float">
            <text:p>1,106,183</text:p>
          </table:table-cell>
          <table:table-cell table:style-name="ce14" office:value-type="float" office:value="705219" calcext:value-type="float">
            <text:p>705,219</text:p>
          </table:table-cell>
          <table:table-cell table:style-name="ce14" office:value-type="float" office:value="24455" calcext:value-type="float">
            <text:p>24,455</text:p>
          </table:table-cell>
          <table:table-cell table:style-name="ce14" office:value-type="float" office:value="9589" calcext:value-type="float">
            <text:p>9,589</text:p>
          </table:table-cell>
          <table:table-cell table:style-name="ce14" office:value-type="float" office:value="1492923" calcext:value-type="float">
            <text:p>1,492,923</text:p>
          </table:table-cell>
          <table:table-cell table:style-name="ce14" office:value-type="float" office:value="1352967" calcext:value-type="float">
            <text:p>1,352,967</text:p>
          </table:table-cell>
          <table:table-cell table:style-name="ce14" office:value-type="float" office:value="4412685" calcext:value-type="float">
            <text:p>4,412,685</text:p>
          </table:table-cell>
          <table:table-cell table:style-name="ce14" office:value-type="float" office:value="14589" calcext:value-type="float">
            <text:p>14,589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85.26" calcext:value-type="float">
            <text:p>1,485.26</text:p>
          </table:table-cell>
          <table:table-cell table:style-name="ce14" office:value-type="float" office:value="5898" calcext:value-type="float">
            <text:p>5,898</text:p>
          </table:table-cell>
          <table:table-cell table:style-name="ce14" office:value-type="float" office:value="64879" calcext:value-type="float">
            <text:p>64,8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60715" calcext:value-type="float">
            <text:p>1,060,715</text:p>
          </table:table-cell>
          <table:table-cell table:style-name="ce14" office:value-type="float" office:value="803196" calcext:value-type="float">
            <text:p>803,196</text:p>
          </table:table-cell>
          <table:table-cell table:style-name="ce14" office:value-type="float" office:value="18637" calcext:value-type="float">
            <text:p>18,637</text:p>
          </table:table-cell>
          <table:table-cell table:style-name="ce14" office:value-type="float" office:value="10817" calcext:value-type="float">
            <text:p>10,817</text:p>
          </table:table-cell>
          <table:table-cell table:style-name="ce14" office:value-type="float" office:value="1094543" calcext:value-type="float">
            <text:p>1,094,543</text:p>
          </table:table-cell>
          <table:table-cell table:style-name="ce14" office:value-type="float" office:value="3103390" calcext:value-type="float">
            <text:p>3,103,390</text:p>
          </table:table-cell>
          <table:table-cell table:style-name="ce14" office:value-type="float" office:value="4875095" calcext:value-type="float">
            <text:p>4,875,095</text:p>
          </table:table-cell>
          <table:table-cell table:style-name="ce14" office:value-type="float" office:value="1632" calcext:value-type="float">
            <text:p>1,632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87.25" calcext:value-type="float">
            <text:p>387.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0843" calcext:value-type="float">
            <text:p>50,8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79823" calcext:value-type="float">
            <text:p>479,823</text:p>
          </table:table-cell>
          <table:table-cell table:style-name="ce14" office:value-type="float" office:value="238788" calcext:value-type="float">
            <text:p>238,788</text:p>
          </table:table-cell>
          <table:table-cell table:style-name="ce14" office:value-type="float" office:value="1376" calcext:value-type="float">
            <text:p>1,376</text:p>
          </table:table-cell>
          <table:table-cell table:style-name="ce14" office:value-type="float" office:value="2244" calcext:value-type="float">
            <text:p>2,244</text:p>
          </table:table-cell>
          <table:table-cell table:style-name="ce14" office:value-type="float" office:value="375820" calcext:value-type="float">
            <text:p>375,820</text:p>
          </table:table-cell>
          <table:table-cell table:style-name="ce14" office:value-type="float" office:value="201220" calcext:value-type="float">
            <text:p>201,220</text:p>
          </table:table-cell>
          <table:table-cell table:style-name="ce14" office:value-type="float" office:value="1346290" calcext:value-type="float">
            <text:p>1,346,290</text:p>
          </table:table-cell>
          <table:table-cell table:style-name="ce14" office:value-type="float" office:value="718" calcext:value-type="float">
            <text:p>718</text:p>
          </table:table-cell>
          <table:table-cell table:style-name="ce19" office:value-type="float" office:value="0.38" calcext:value-type="float">
            <text:p>0.38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478.03" calcext:value-type="float">
            <text:p>478.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510" calcext:value-type="float">
            <text:p>18,5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71507" calcext:value-type="float">
            <text:p>371,507</text:p>
          </table:table-cell>
          <table:table-cell table:style-name="ce14" office:value-type="float" office:value="188990" calcext:value-type="float">
            <text:p>188,990</text:p>
          </table:table-cell>
          <table:table-cell table:style-name="ce14" office:value-type="float" office:value="2896" calcext:value-type="float">
            <text:p>2,896</text:p>
          </table:table-cell>
          <table:table-cell table:style-name="ce14" office:value-type="float" office:value="1770" calcext:value-type="float">
            <text:p>1,770</text:p>
          </table:table-cell>
          <table:table-cell table:style-name="ce14" office:value-type="float" office:value="679188" calcext:value-type="float">
            <text:p>679,188</text:p>
          </table:table-cell>
          <table:table-cell table:style-name="ce14" office:value-type="float" office:value="267544" calcext:value-type="float">
            <text:p>267,544</text:p>
          </table:table-cell>
          <table:table-cell table:style-name="ce14" office:value-type="float" office:value="1164089" calcext:value-type="float">
            <text:p>1,164,089</text:p>
          </table:table-cell>
          <table:table-cell table:style-name="ce14" office:value-type="float" office:value="6797" calcext:value-type="float">
            <text:p>6,797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970.65" calcext:value-type="float">
            <text:p>970.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587" calcext:value-type="float">
            <text:p>23,5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471935" calcext:value-type="float">
            <text:p>2,471,935</text:p>
          </table:table-cell>
          <table:table-cell table:style-name="ce14" office:value-type="float" office:value="1772964" calcext:value-type="float">
            <text:p>1,772,964</text:p>
          </table:table-cell>
          <table:table-cell table:style-name="ce14" office:value-type="float" office:value="23189" calcext:value-type="float">
            <text:p>23,189</text:p>
          </table:table-cell>
          <table:table-cell table:style-name="ce14" office:value-type="float" office:value="12658" calcext:value-type="float">
            <text:p>12,658</text:p>
          </table:table-cell>
          <table:table-cell table:style-name="ce14" office:value-type="float" office:value="5262739" calcext:value-type="float">
            <text:p>5,262,739</text:p>
          </table:table-cell>
          <table:table-cell table:style-name="ce14" office:value-type="float" office:value="14910619" calcext:value-type="float">
            <text:p>14,910,619</text:p>
          </table:table-cell>
          <table:table-cell table:style-name="ce14" office:value-type="float" office:value="17248013" calcext:value-type="float">
            <text:p>17,248,013</text:p>
          </table:table-cell>
          <table:table-cell table:style-name="ce14" office:value-type="float" office:value="105694" calcext:value-type="float">
            <text:p>105,694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67.45" calcext:value-type="float">
            <text:p>1,267.45</text:p>
          </table:table-cell>
          <table:table-cell table:style-name="ce14" office:value-type="float" office:value="20021" calcext:value-type="float">
            <text:p>20,021</text:p>
          </table:table-cell>
          <table:table-cell table:style-name="ce14" office:value-type="float" office:value="229759" calcext:value-type="float">
            <text:p>229,7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321627" calcext:value-type="float">
            <text:p>6,321,627</text:p>
          </table:table-cell>
          <table:table-cell table:style-name="ce14" office:value-type="float" office:value="4641022" calcext:value-type="float">
            <text:p>4,641,022</text:p>
          </table:table-cell>
          <table:table-cell table:style-name="ce14" office:value-type="float" office:value="63063" calcext:value-type="float">
            <text:p>63,063</text:p>
          </table:table-cell>
          <table:table-cell table:style-name="ce14" office:value-type="float" office:value="115490" calcext:value-type="float">
            <text:p>115,490</text:p>
          </table:table-cell>
          <table:table-cell table:style-name="ce14" office:value-type="float" office:value="17671454" calcext:value-type="float">
            <text:p>17,671,454</text:p>
          </table:table-cell>
          <table:table-cell table:style-name="ce14" office:value-type="float" office:value="15614497" calcext:value-type="float">
            <text:p>15,614,497</text:p>
          </table:table-cell>
          <table:table-cell table:style-name="ce14" office:value-type="float" office:value="42714264" calcext:value-type="float">
            <text:p>42,714,264</text:p>
          </table:table-cell>
          <table:table-cell table:style-name="ce14" office:value-type="float" office:value="262874" calcext:value-type="float">
            <text:p>262,874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32.64" calcext:value-type="float">
            <text:p>2,432.64</text:p>
          </table:table-cell>
          <table:table-cell table:style-name="ce14" office:value-type="float" office:value="37798" calcext:value-type="float">
            <text:p>37,798</text:p>
          </table:table-cell>
          <table:table-cell table:style-name="ce14" office:value-type="float" office:value="397966" calcext:value-type="float">
            <text:p>397,9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216" calcext:value-type="float">
            <text:p>11,216</text:p>
          </table:table-cell>
          <table:table-cell table:style-name="ce14" office:value-type="float" office:value="4460" calcext:value-type="float">
            <text:p>4,460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9260" calcext:value-type="float">
            <text:p>9,26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6069" calcext:value-type="float">
            <text:p>156,069</text:p>
          </table:table-cell>
          <table:table-cell table:style-name="ce14" office:value-type="float" office:value="75" calcext:value-type="float">
            <text:p>75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637.7" calcext:value-type="float">
            <text:p>637.70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920" calcext:value-type="float">
            <text:p>9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732588" calcext:value-type="float">
            <text:p>732,588</text:p>
          </table:table-cell>
          <table:table-cell table:style-name="ce14" office:value-type="float" office:value="479494" calcext:value-type="float">
            <text:p>479,494</text:p>
          </table:table-cell>
          <table:table-cell table:style-name="ce14" office:value-type="float" office:value="15602" calcext:value-type="float">
            <text:p>15,602</text:p>
          </table:table-cell>
          <table:table-cell table:style-name="ce14" office:value-type="float" office:value="4139" calcext:value-type="float">
            <text:p>4,139</text:p>
          </table:table-cell>
          <table:table-cell table:style-name="ce14" office:value-type="float" office:value="1174878" calcext:value-type="float">
            <text:p>1,174,878</text:p>
          </table:table-cell>
          <table:table-cell table:style-name="ce14" office:value-type="float" office:value="1097281" calcext:value-type="float">
            <text:p>1,097,281</text:p>
          </table:table-cell>
          <table:table-cell table:style-name="ce14" office:value-type="float" office:value="3122994" calcext:value-type="float">
            <text:p>3,122,994</text:p>
          </table:table-cell>
          <table:table-cell table:style-name="ce14" office:value-type="float" office:value="4642" calcext:value-type="float">
            <text:p>4,642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750.63" calcext:value-type="float">
            <text:p>750.63</text:p>
          </table:table-cell>
          <table:table-cell table:style-name="ce14" office:value-type="float" office:value="2068" calcext:value-type="float">
            <text:p>2,068</text:p>
          </table:table-cell>
          <table:table-cell table:style-name="ce14" office:value-type="float" office:value="33762" calcext:value-type="float">
            <text:p>33,7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01759" calcext:value-type="float">
            <text:p>2,901,759</text:p>
          </table:table-cell>
          <table:table-cell table:style-name="ce14" office:value-type="float" office:value="2436785" calcext:value-type="float">
            <text:p>2,436,785</text:p>
          </table:table-cell>
          <table:table-cell table:style-name="ce14" office:value-type="float" office:value="19143" calcext:value-type="float">
            <text:p>19,143</text:p>
          </table:table-cell>
          <table:table-cell table:style-name="ce14" office:value-type="float" office:value="23646" calcext:value-type="float">
            <text:p>23,646</text:p>
          </table:table-cell>
          <table:table-cell table:style-name="ce14" office:value-type="float" office:value="15701604" calcext:value-type="float">
            <text:p>15,701,604</text:p>
          </table:table-cell>
          <table:table-cell table:style-name="ce14" office:value-type="float" office:value="10190107" calcext:value-type="float">
            <text:p>10,190,107</text:p>
          </table:table-cell>
          <table:table-cell table:style-name="ce14" office:value-type="float" office:value="19448218" calcext:value-type="float">
            <text:p>19,448,218</text:p>
          </table:table-cell>
          <table:table-cell table:style-name="ce14" office:value-type="float" office:value="189545" calcext:value-type="float">
            <text:p>189,545</text:p>
          </table:table-cell>
          <table:table-cell table:style-name="ce19" office:value-type="float" office:value="0.64" calcext:value-type="float">
            <text:p>0.64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455.26" calcext:value-type="float">
            <text:p>455.26</text:p>
          </table:table-cell>
          <table:table-cell table:style-name="ce14" office:value-type="float" office:value="98722" calcext:value-type="float">
            <text:p>98,722</text:p>
          </table:table-cell>
          <table:table-cell table:style-name="ce14" office:value-type="float" office:value="674042" calcext:value-type="float">
            <text:p>674,0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7802" calcext:value-type="float">
            <text:p>327,802</text:p>
          </table:table-cell>
          <table:table-cell table:style-name="ce14" office:value-type="float" office:value="126565" calcext:value-type="float">
            <text:p>126,565</text:p>
          </table:table-cell>
          <table:table-cell table:style-name="ce14" office:value-type="float" office:value="2006" calcext:value-type="float">
            <text:p>2,006</text:p>
          </table:table-cell>
          <table:table-cell table:style-name="ce14" office:value-type="float" office:value="2588" calcext:value-type="float">
            <text:p>2,588</text:p>
          </table:table-cell>
          <table:table-cell table:style-name="ce14" office:value-type="float" office:value="424476" calcext:value-type="float">
            <text:p>424,476</text:p>
          </table:table-cell>
          <table:table-cell table:style-name="ce14" office:value-type="float" office:value="74778" calcext:value-type="float">
            <text:p>74,778</text:p>
          </table:table-cell>
          <table:table-cell table:style-name="ce14" office:value-type="float" office:value="1090181" calcext:value-type="float">
            <text:p>1,090,181</text:p>
          </table:table-cell>
          <table:table-cell table:style-name="ce14" office:value-type="float" office:value="2741" calcext:value-type="float">
            <text:p>2,741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383.39" calcext:value-type="float">
            <text:p>383.39</text:p>
          </table:table-cell>
          <table:table-cell table:style-name="ce14" office:value-type="float" office:value="1693" calcext:value-type="float">
            <text:p>1,693</text:p>
          </table:table-cell>
          <table:table-cell table:style-name="ce14" office:value-type="float" office:value="24549" calcext:value-type="float">
            <text:p>24,5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43798" calcext:value-type="float">
            <text:p>343,798</text:p>
          </table:table-cell>
          <table:table-cell table:style-name="ce14" office:value-type="float" office:value="238290" calcext:value-type="float">
            <text:p>238,290</text:p>
          </table:table-cell>
          <table:table-cell table:style-name="ce14" office:value-type="float" office:value="4741" calcext:value-type="float">
            <text:p>4,741</text:p>
          </table:table-cell>
          <table:table-cell table:style-name="ce14" office:value-type="float" office:value="3086" calcext:value-type="float">
            <text:p>3,086</text:p>
          </table:table-cell>
          <table:table-cell table:style-name="ce14" office:value-type="float" office:value="1541352" calcext:value-type="float">
            <text:p>1,541,352</text:p>
          </table:table-cell>
          <table:table-cell table:style-name="ce14" office:value-type="float" office:value="471035" calcext:value-type="float">
            <text:p>471,035</text:p>
          </table:table-cell>
          <table:table-cell table:style-name="ce14" office:value-type="float" office:value="2306606" calcext:value-type="float">
            <text:p>2,306,606</text:p>
          </table:table-cell>
          <table:table-cell table:style-name="ce14" office:value-type="float" office:value="2593" calcext:value-type="float">
            <text:p>2,593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66.81" calcext:value-type="float">
            <text:p>966.81</text:p>
          </table:table-cell>
          <table:table-cell table:style-name="ce14" office:value-type="float" office:value="7661" calcext:value-type="float">
            <text:p>7,661</text:p>
          </table:table-cell>
          <table:table-cell table:style-name="ce14" office:value-type="float" office:value="86633" calcext:value-type="float">
            <text:p>86,6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27100" calcext:value-type="float">
            <text:p>127,100</text:p>
          </table:table-cell>
          <table:table-cell table:style-name="ce14" office:value-type="float" office:value="80209" calcext:value-type="float">
            <text:p>80,209</text:p>
          </table:table-cell>
          <table:table-cell table:style-name="ce14" office:value-type="float" office:value="1185" calcext:value-type="float">
            <text:p>1,185</text:p>
          </table:table-cell>
          <table:table-cell table:style-name="ce14" office:value-type="float" office:value="692" calcext:value-type="float">
            <text:p>692</text:p>
          </table:table-cell>
          <table:table-cell table:style-name="ce14" office:value-type="float" office:value="265402" calcext:value-type="float">
            <text:p>265,402</text:p>
          </table:table-cell>
          <table:table-cell table:style-name="ce14" office:value-type="float" office:value="50171" calcext:value-type="float">
            <text:p>50,171</text:p>
          </table:table-cell>
          <table:table-cell table:style-name="ce14" office:value-type="float" office:value="543319" calcext:value-type="float">
            <text:p>543,319</text:p>
          </table:table-cell>
          <table:table-cell table:style-name="ce14" office:value-type="float" office:value="319" calcext:value-type="float">
            <text:p>319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849.76" calcext:value-type="float">
            <text:p>849.76</text:p>
          </table:table-cell>
          <table:table-cell table:style-name="ce14" office:value-type="float" office:value="5820" calcext:value-type="float">
            <text:p>5,820</text:p>
          </table:table-cell>
          <table:table-cell table:style-name="ce14" office:value-type="float" office:value="27199" calcext:value-type="float">
            <text:p>27,1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10482" calcext:value-type="float">
            <text:p>610,482</text:p>
          </table:table-cell>
          <table:table-cell table:style-name="ce14" office:value-type="float" office:value="430331" calcext:value-type="float">
            <text:p>430,331</text:p>
          </table:table-cell>
          <table:table-cell table:style-name="ce14" office:value-type="float" office:value="7821" calcext:value-type="float">
            <text:p>7,821</text:p>
          </table:table-cell>
          <table:table-cell table:style-name="ce14" office:value-type="float" office:value="5983" calcext:value-type="float">
            <text:p>5,983</text:p>
          </table:table-cell>
          <table:table-cell table:style-name="ce14" office:value-type="float" office:value="2322300" calcext:value-type="float">
            <text:p>2,322,300</text:p>
          </table:table-cell>
          <table:table-cell table:style-name="ce14" office:value-type="float" office:value="1791799" calcext:value-type="float">
            <text:p>1,791,799</text:p>
          </table:table-cell>
          <table:table-cell table:style-name="ce14" office:value-type="float" office:value="5666580" calcext:value-type="float">
            <text:p>5,666,580</text:p>
          </table:table-cell>
          <table:table-cell table:style-name="ce14" office:value-type="float" office:value="39686" calcext:value-type="float">
            <text:p>39,686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750.21" calcext:value-type="float">
            <text:p>2,750.21</text:p>
          </table:table-cell>
          <table:table-cell table:style-name="ce14" office:value-type="float" office:value="5200" calcext:value-type="float">
            <text:p>5,200</text:p>
          </table:table-cell>
          <table:table-cell table:style-name="ce14" office:value-type="float" office:value="82442" calcext:value-type="float">
            <text:p>82,4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040" calcext:value-type="float">
            <text:p>10,040</text:p>
          </table:table-cell>
          <table:table-cell table:style-name="ce14" office:value-type="float" office:value="5604" calcext:value-type="float">
            <text:p>5,60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3981" calcext:value-type="float">
            <text:p>13,981</text:p>
          </table:table-cell>
          <table:table-cell table:style-name="ce14" office:value-type="float" office:value="2207" calcext:value-type="float">
            <text:p>2,207</text:p>
          </table:table-cell>
          <table:table-cell table:style-name="ce14" office:value-type="float" office:value="47314" calcext:value-type="float">
            <text:p>47,314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53" calcext:value-type="float">
            <text:p>0.53</text:p>
          </table:table-cell>
          <table:table-cell table:style-name="ce19" office:value-type="float" office:value="0.4" calcext:value-type="float">
            <text:p>0.40</text:p>
          </table:table-cell>
          <table:table-cell table:style-name="ce19" office:value-type="float" office:value="345.87" calcext:value-type="float">
            <text:p>345.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97" calcext:value-type="float">
            <text:p>1,2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06602" calcext:value-type="float">
            <text:p>806,602</text:p>
          </table:table-cell>
          <table:table-cell table:style-name="ce14" office:value-type="float" office:value="481235" calcext:value-type="float">
            <text:p>481,235</text:p>
          </table:table-cell>
          <table:table-cell table:style-name="ce14" office:value-type="float" office:value="6553" calcext:value-type="float">
            <text:p>6,553</text:p>
          </table:table-cell>
          <table:table-cell table:style-name="ce14" office:value-type="float" office:value="7689" calcext:value-type="float">
            <text:p>7,689</text:p>
          </table:table-cell>
          <table:table-cell table:style-name="ce14" office:value-type="float" office:value="1820225" calcext:value-type="float">
            <text:p>1,820,225</text:p>
          </table:table-cell>
          <table:table-cell table:style-name="ce14" office:value-type="float" office:value="1471745" calcext:value-type="float">
            <text:p>1,471,745</text:p>
          </table:table-cell>
          <table:table-cell table:style-name="ce14" office:value-type="float" office:value="4243681" calcext:value-type="float">
            <text:p>4,243,681</text:p>
          </table:table-cell>
          <table:table-cell table:style-name="ce14" office:value-type="float" office:value="10621" calcext:value-type="float">
            <text:p>10,621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73.64" calcext:value-type="float">
            <text:p>273.64</text:p>
          </table:table-cell>
          <table:table-cell table:style-name="ce14" office:value-type="float" office:value="5863" calcext:value-type="float">
            <text:p>5,863</text:p>
          </table:table-cell>
          <table:table-cell table:style-name="ce14" office:value-type="float" office:value="66994" calcext:value-type="float">
            <text:p>66,99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0523" calcext:value-type="float">
            <text:p>100,523</text:p>
          </table:table-cell>
          <table:table-cell table:style-name="ce14" office:value-type="float" office:value="52536" calcext:value-type="float">
            <text:p>52,536</text:p>
          </table:table-cell>
          <table:table-cell table:style-name="ce14" office:value-type="float" office:value="1119" calcext:value-type="float">
            <text:p>1,119</text:p>
          </table:table-cell>
          <table:table-cell table:style-name="ce14" office:value-type="float" office:value="1039" calcext:value-type="float">
            <text:p>1,039</text:p>
          </table:table-cell>
          <table:table-cell table:style-name="ce14" office:value-type="float" office:value="223852" calcext:value-type="float">
            <text:p>223,852</text:p>
          </table:table-cell>
          <table:table-cell table:style-name="ce14" office:value-type="float" office:value="67100" calcext:value-type="float">
            <text:p>67,100</text:p>
          </table:table-cell>
          <table:table-cell table:style-name="ce14" office:value-type="float" office:value="343736" calcext:value-type="float">
            <text:p>343,736</text:p>
          </table:table-cell>
          <table:table-cell table:style-name="ce14" office:value-type="float" office:value="349" calcext:value-type="float">
            <text:p>349</text:p>
          </table:table-cell>
          <table:table-cell table:style-name="ce19" office:value-type="float" office:value="0.73" calcext:value-type="float">
            <text:p>0.73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377.7" calcext:value-type="float">
            <text:p>377.7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0" calcext:value-type="float">
            <text:p>10,00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033" calcext:value-type="float">
            <text:p>15,033</text:p>
          </table:table-cell>
          <table:table-cell table:style-name="ce14" office:value-type="float" office:value="10185" calcext:value-type="float">
            <text:p>10,185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26331" calcext:value-type="float">
            <text:p>26,331</text:p>
          </table:table-cell>
          <table:table-cell table:style-name="ce14" office:value-type="float" office:value="14111" calcext:value-type="float">
            <text:p>14,111</text:p>
          </table:table-cell>
          <table:table-cell table:style-name="ce14" office:value-type="float" office:value="120000" calcext:value-type="float">
            <text:p>120,000</text:p>
          </table:table-cell>
          <table:table-cell table:style-name="ce14" office:value-type="float" office:value="64" calcext:value-type="float">
            <text:p>64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3141.54" calcext:value-type="float">
            <text:p>3,141.5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931" calcext:value-type="float">
            <text:p>1,9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20733" calcext:value-type="float">
            <text:p>2,120,733</text:p>
          </table:table-cell>
          <table:table-cell table:style-name="ce14" office:value-type="float" office:value="1175093" calcext:value-type="float">
            <text:p>1,175,093</text:p>
          </table:table-cell>
          <table:table-cell table:style-name="ce14" office:value-type="float" office:value="19176" calcext:value-type="float">
            <text:p>19,176</text:p>
          </table:table-cell>
          <table:table-cell table:style-name="ce14" office:value-type="float" office:value="11681" calcext:value-type="float">
            <text:p>11,681</text:p>
          </table:table-cell>
          <table:table-cell table:style-name="ce14" office:value-type="float" office:value="5791592" calcext:value-type="float">
            <text:p>5,791,592</text:p>
          </table:table-cell>
          <table:table-cell table:style-name="ce14" office:value-type="float" office:value="3131951" calcext:value-type="float">
            <text:p>3,131,951</text:p>
          </table:table-cell>
          <table:table-cell table:style-name="ce14" office:value-type="float" office:value="7006295" calcext:value-type="float">
            <text:p>7,006,295</text:p>
          </table:table-cell>
          <table:table-cell table:style-name="ce14" office:value-type="float" office:value="77915" calcext:value-type="float">
            <text:p>77,915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66.88" calcext:value-type="float">
            <text:p>166.88</text:p>
          </table:table-cell>
          <table:table-cell table:style-name="ce14" office:value-type="float" office:value="17893" calcext:value-type="float">
            <text:p>17,893</text:p>
          </table:table-cell>
          <table:table-cell table:style-name="ce14" office:value-type="float" office:value="196270" calcext:value-type="float">
            <text:p>196,2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14697" calcext:value-type="float">
            <text:p>1,514,697</text:p>
          </table:table-cell>
          <table:table-cell table:style-name="ce14" office:value-type="float" office:value="1011100" calcext:value-type="float">
            <text:p>1,011,100</text:p>
          </table:table-cell>
          <table:table-cell table:style-name="ce14" office:value-type="float" office:value="18809" calcext:value-type="float">
            <text:p>18,809</text:p>
          </table:table-cell>
          <table:table-cell table:style-name="ce14" office:value-type="float" office:value="38260" calcext:value-type="float">
            <text:p>38,260</text:p>
          </table:table-cell>
          <table:table-cell table:style-name="ce14" office:value-type="float" office:value="4294501" calcext:value-type="float">
            <text:p>4,294,501</text:p>
          </table:table-cell>
          <table:table-cell table:style-name="ce14" office:value-type="float" office:value="6132612" calcext:value-type="float">
            <text:p>6,132,612</text:p>
          </table:table-cell>
          <table:table-cell table:style-name="ce14" office:value-type="float" office:value="4856971" calcext:value-type="float">
            <text:p>4,856,971</text:p>
          </table:table-cell>
          <table:table-cell table:style-name="ce14" office:value-type="float" office:value="186556" calcext:value-type="float">
            <text:p>186,556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100.58" calcext:value-type="float">
            <text:p>100.58</text:p>
          </table:table-cell>
          <table:table-cell table:style-name="ce14" office:value-type="float" office:value="12484" calcext:value-type="float">
            <text:p>12,484</text:p>
          </table:table-cell>
          <table:table-cell table:style-name="ce14" office:value-type="float" office:value="174435" calcext:value-type="float">
            <text:p>174,43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356815" calcext:value-type="float">
            <text:p>1,356,815</text:p>
          </table:table-cell>
          <table:table-cell table:style-name="ce14" office:value-type="float" office:value="759815" calcext:value-type="float">
            <text:p>759,815</text:p>
          </table:table-cell>
          <table:table-cell table:style-name="ce14" office:value-type="float" office:value="104672" calcext:value-type="float">
            <text:p>104,672</text:p>
          </table:table-cell>
          <table:table-cell table:style-name="ce14" office:value-type="float" office:value="18562" calcext:value-type="float">
            <text:p>18,562</text:p>
          </table:table-cell>
          <table:table-cell table:style-name="ce14" office:value-type="float" office:value="1656767" calcext:value-type="float">
            <text:p>1,656,767</text:p>
          </table:table-cell>
          <table:table-cell table:style-name="ce14" office:value-type="float" office:value="3202045" calcext:value-type="float">
            <text:p>3,202,045</text:p>
          </table:table-cell>
          <table:table-cell table:style-name="ce14" office:value-type="float" office:value="6381625" calcext:value-type="float">
            <text:p>6,381,625</text:p>
          </table:table-cell>
          <table:table-cell table:style-name="ce14" office:value-type="float" office:value="20081" calcext:value-type="float">
            <text:p>20,081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16.78" calcext:value-type="float">
            <text:p>1,116.78</text:p>
          </table:table-cell>
          <table:table-cell table:style-name="ce14" office:value-type="float" office:value="8327" calcext:value-type="float">
            <text:p>8,327</text:p>
          </table:table-cell>
          <table:table-cell table:style-name="ce14" office:value-type="float" office:value="127259" calcext:value-type="float">
            <text:p>127,2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809644" calcext:value-type="float">
            <text:p>1,809,644</text:p>
          </table:table-cell>
          <table:table-cell table:style-name="ce14" office:value-type="float" office:value="1016658" calcext:value-type="float">
            <text:p>1,016,658</text:p>
          </table:table-cell>
          <table:table-cell table:style-name="ce14" office:value-type="float" office:value="18909" calcext:value-type="float">
            <text:p>18,909</text:p>
          </table:table-cell>
          <table:table-cell table:style-name="ce14" office:value-type="float" office:value="9173" calcext:value-type="float">
            <text:p>9,173</text:p>
          </table:table-cell>
          <table:table-cell table:style-name="ce14" office:value-type="float" office:value="4496468" calcext:value-type="float">
            <text:p>4,496,468</text:p>
          </table:table-cell>
          <table:table-cell table:style-name="ce14" office:value-type="float" office:value="4203447" calcext:value-type="float">
            <text:p>4,203,447</text:p>
          </table:table-cell>
          <table:table-cell table:style-name="ce14" office:value-type="float" office:value="6712718" calcext:value-type="float">
            <text:p>6,712,718</text:p>
          </table:table-cell>
          <table:table-cell table:style-name="ce14" office:value-type="float" office:value="106422" calcext:value-type="float">
            <text:p>106,422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66.97" calcext:value-type="float">
            <text:p>666.97</text:p>
          </table:table-cell>
          <table:table-cell table:style-name="ce14" office:value-type="float" office:value="10465" calcext:value-type="float">
            <text:p>10,465</text:p>
          </table:table-cell>
          <table:table-cell table:style-name="ce14" office:value-type="float" office:value="135733" calcext:value-type="float">
            <text:p>135,7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829870" calcext:value-type="float">
            <text:p>4,829,870</text:p>
          </table:table-cell>
          <table:table-cell table:style-name="ce14" office:value-type="float" office:value="3382796" calcext:value-type="float">
            <text:p>3,382,796</text:p>
          </table:table-cell>
          <table:table-cell table:style-name="ce14" office:value-type="float" office:value="60512" calcext:value-type="float">
            <text:p>60,512</text:p>
          </table:table-cell>
          <table:table-cell table:style-name="ce14" office:value-type="float" office:value="23618" calcext:value-type="float">
            <text:p>23,618</text:p>
          </table:table-cell>
          <table:table-cell table:style-name="ce14" office:value-type="float" office:value="12713090" calcext:value-type="float">
            <text:p>12,713,090</text:p>
          </table:table-cell>
          <table:table-cell table:style-name="ce14" office:value-type="float" office:value="14859821" calcext:value-type="float">
            <text:p>14,859,821</text:p>
          </table:table-cell>
          <table:table-cell table:style-name="ce14" office:value-type="float" office:value="27804341" calcext:value-type="float">
            <text:p>27,804,341</text:p>
          </table:table-cell>
          <table:table-cell table:style-name="ce14" office:value-type="float" office:value="297434" calcext:value-type="float">
            <text:p>297,434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06.37" calcext:value-type="float">
            <text:p>606.37</text:p>
          </table:table-cell>
          <table:table-cell table:style-name="ce14" office:value-type="float" office:value="43101" calcext:value-type="float">
            <text:p>43,101</text:p>
          </table:table-cell>
          <table:table-cell table:style-name="ce14" office:value-type="float" office:value="479421" calcext:value-type="float">
            <text:p>479,42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22057" calcext:value-type="float">
            <text:p>422,057</text:p>
          </table:table-cell>
          <table:table-cell table:style-name="ce14" office:value-type="float" office:value="193478" calcext:value-type="float">
            <text:p>193,478</text:p>
          </table:table-cell>
          <table:table-cell table:style-name="ce14" office:value-type="float" office:value="3526" calcext:value-type="float">
            <text:p>3,526</text:p>
          </table:table-cell>
          <table:table-cell table:style-name="ce14" office:value-type="float" office:value="5500" calcext:value-type="float">
            <text:p>5,500</text:p>
          </table:table-cell>
          <table:table-cell table:style-name="ce14" office:value-type="float" office:value="1063158" calcext:value-type="float">
            <text:p>1,063,158</text:p>
          </table:table-cell>
          <table:table-cell table:style-name="ce14" office:value-type="float" office:value="553347" calcext:value-type="float">
            <text:p>553,347</text:p>
          </table:table-cell>
          <table:table-cell table:style-name="ce14" office:value-type="float" office:value="1035337" calcext:value-type="float">
            <text:p>1,035,337</text:p>
          </table:table-cell>
          <table:table-cell table:style-name="ce14" office:value-type="float" office:value="8389" calcext:value-type="float">
            <text:p>8,389</text:p>
          </table:table-cell>
          <table:table-cell table:style-name="ce19" office:value-type="float" office:value="0.61" calcext:value-type="float">
            <text:p>0.61</text:p>
          </table:table-cell>
          <table:table-cell table:style-name="ce19" office:value-type="float" office:value="0.37" calcext:value-type="float">
            <text:p>0.37</text:p>
          </table:table-cell>
          <table:table-cell table:style-name="ce19" office:value-type="float" office:value="163.34" calcext:value-type="float">
            <text:p>163.34</text:p>
          </table:table-cell>
          <table:table-cell table:style-name="ce14" office:value-type="float" office:value="6367" calcext:value-type="float">
            <text:p>6,367</text:p>
          </table:table-cell>
          <table:table-cell table:style-name="ce14" office:value-type="float" office:value="58783" calcext:value-type="float">
            <text:p>58,78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50058" calcext:value-type="float">
            <text:p>550,058</text:p>
          </table:table-cell>
          <table:table-cell table:style-name="ce14" office:value-type="float" office:value="302756" calcext:value-type="float">
            <text:p>302,756</text:p>
          </table:table-cell>
          <table:table-cell table:style-name="ce14" office:value-type="float" office:value="7715" calcext:value-type="float">
            <text:p>7,715</text:p>
          </table:table-cell>
          <table:table-cell table:style-name="ce14" office:value-type="float" office:value="103445" calcext:value-type="float">
            <text:p>103,445</text:p>
          </table:table-cell>
          <table:table-cell table:style-name="ce14" office:value-type="float" office:value="1648830" calcext:value-type="float">
            <text:p>1,648,830</text:p>
          </table:table-cell>
          <table:table-cell table:style-name="ce14" office:value-type="float" office:value="1788234" calcext:value-type="float">
            <text:p>1,788,234</text:p>
          </table:table-cell>
          <table:table-cell table:style-name="ce14" office:value-type="float" office:value="2948560" calcext:value-type="float">
            <text:p>2,948,560</text:p>
          </table:table-cell>
          <table:table-cell table:style-name="ce14" office:value-type="float" office:value="23128" calcext:value-type="float">
            <text:p>23,128</text:p>
          </table:table-cell>
          <table:table-cell table:style-name="ce19" office:value-type="float" office:value="0.48" calcext:value-type="float">
            <text:p>0.4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04.12" calcext:value-type="float">
            <text:p>604.12</text:p>
          </table:table-cell>
          <table:table-cell table:style-name="ce14" office:value-type="float" office:value="12442" calcext:value-type="float">
            <text:p>12,442</text:p>
          </table:table-cell>
          <table:table-cell table:style-name="ce14" office:value-type="float" office:value="158165" calcext:value-type="float">
            <text:p>158,16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599015" calcext:value-type="float">
            <text:p>4,599,015</text:p>
          </table:table-cell>
          <table:table-cell table:style-name="ce14" office:value-type="float" office:value="3234050" calcext:value-type="float">
            <text:p>3,234,050</text:p>
          </table:table-cell>
          <table:table-cell table:style-name="ce14" office:value-type="float" office:value="73112" calcext:value-type="float">
            <text:p>73,112</text:p>
          </table:table-cell>
          <table:table-cell table:style-name="ce14" office:value-type="float" office:value="22197" calcext:value-type="float">
            <text:p>22,197</text:p>
          </table:table-cell>
          <table:table-cell table:style-name="ce14" office:value-type="float" office:value="10640193" calcext:value-type="float">
            <text:p>10,640,193</text:p>
          </table:table-cell>
          <table:table-cell table:style-name="ce14" office:value-type="float" office:value="19006623" calcext:value-type="float">
            <text:p>19,006,623</text:p>
          </table:table-cell>
          <table:table-cell table:style-name="ce14" office:value-type="float" office:value="26535485" calcext:value-type="float">
            <text:p>26,535,485</text:p>
          </table:table-cell>
          <table:table-cell table:style-name="ce14" office:value-type="float" office:value="271284" calcext:value-type="float">
            <text:p>271,284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817.25" calcext:value-type="float">
            <text:p>817.25</text:p>
          </table:table-cell>
          <table:table-cell table:style-name="ce14" office:value-type="float" office:value="27062" calcext:value-type="float">
            <text:p>27,062</text:p>
          </table:table-cell>
          <table:table-cell table:style-name="ce14" office:value-type="float" office:value="283894" calcext:value-type="float">
            <text:p>283,89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4688" calcext:value-type="float">
            <text:p>154,688</text:p>
          </table:table-cell>
          <table:table-cell table:style-name="ce14" office:value-type="float" office:value="102159" calcext:value-type="float">
            <text:p>102,159</text:p>
          </table:table-cell>
          <table:table-cell table:style-name="ce14" office:value-type="float" office:value="383" calcext:value-type="float">
            <text:p>383</text:p>
          </table:table-cell>
          <table:table-cell table:style-name="ce14" office:value-type="float" office:value="3492" calcext:value-type="float">
            <text:p>3,492</text:p>
          </table:table-cell>
          <table:table-cell table:style-name="ce14" office:value-type="float" office:value="341376" calcext:value-type="float">
            <text:p>341,376</text:p>
          </table:table-cell>
          <table:table-cell table:style-name="ce14" office:value-type="float" office:value="221055" calcext:value-type="float">
            <text:p>221,055</text:p>
          </table:table-cell>
          <table:table-cell table:style-name="ce14" office:value-type="float" office:value="352600" calcext:value-type="float">
            <text:p>352,600</text:p>
          </table:table-cell>
          <table:table-cell table:style-name="ce14" office:value-type="float" office:value="3868" calcext:value-type="float">
            <text:p>3,868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61.56" calcext:value-type="float">
            <text:p>861.56</text:p>
          </table:table-cell>
          <table:table-cell table:style-name="ce14" office:value-type="float" office:value="777" calcext:value-type="float">
            <text:p>777</text:p>
          </table:table-cell>
          <table:table-cell table:style-name="ce14" office:value-type="float" office:value="12528" calcext:value-type="float">
            <text:p>12,52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783" calcext:value-type="float">
            <text:p>124,783</text:p>
          </table:table-cell>
          <table:table-cell table:style-name="ce14" office:value-type="float" office:value="64275" calcext:value-type="float">
            <text:p>64,275</text:p>
          </table:table-cell>
          <table:table-cell table:style-name="ce14" office:value-type="float" office:value="729" calcext:value-type="float">
            <text:p>729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283563" calcext:value-type="float">
            <text:p>283,563</text:p>
          </table:table-cell>
          <table:table-cell table:style-name="ce14" office:value-type="float" office:value="1261277" calcext:value-type="float">
            <text:p>1,261,277</text:p>
          </table:table-cell>
          <table:table-cell table:style-name="ce14" office:value-type="float" office:value="611802" calcext:value-type="float">
            <text:p>611,802</text:p>
          </table:table-cell>
          <table:table-cell table:style-name="ce14" office:value-type="float" office:value="839" calcext:value-type="float">
            <text:p>839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450.23" calcext:value-type="float">
            <text:p>450.23</text:p>
          </table:table-cell>
          <table:table-cell table:style-name="ce14" office:value-type="float" office:value="6728" calcext:value-type="float">
            <text:p>6,728</text:p>
          </table:table-cell>
          <table:table-cell table:style-name="ce14" office:value-type="float" office:value="20203" calcext:value-type="float">
            <text:p>20,20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811555" calcext:value-type="float">
            <text:p>6,811,555</text:p>
          </table:table-cell>
          <table:table-cell table:style-name="ce14" office:value-type="float" office:value="4436688" calcext:value-type="float">
            <text:p>4,436,688</text:p>
          </table:table-cell>
          <table:table-cell table:style-name="ce14" office:value-type="float" office:value="105151" calcext:value-type="float">
            <text:p>105,151</text:p>
          </table:table-cell>
          <table:table-cell table:style-name="ce14" office:value-type="float" office:value="35734" calcext:value-type="float">
            <text:p>35,734</text:p>
          </table:table-cell>
          <table:table-cell table:style-name="ce14" office:value-type="float" office:value="17514476" calcext:value-type="float">
            <text:p>17,514,476</text:p>
          </table:table-cell>
          <table:table-cell table:style-name="ce14" office:value-type="float" office:value="15502961" calcext:value-type="float">
            <text:p>15,502,961</text:p>
          </table:table-cell>
          <table:table-cell table:style-name="ce14" office:value-type="float" office:value="42740144" calcext:value-type="float">
            <text:p>42,740,144</text:p>
          </table:table-cell>
          <table:table-cell table:style-name="ce14" office:value-type="float" office:value="654657" calcext:value-type="float">
            <text:p>654,657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58.85" calcext:value-type="float">
            <text:p>558.85</text:p>
          </table:table-cell>
          <table:table-cell table:style-name="ce14" office:value-type="float" office:value="67306" calcext:value-type="float">
            <text:p>67,306</text:p>
          </table:table-cell>
          <table:table-cell table:style-name="ce14" office:value-type="float" office:value="717775" calcext:value-type="float">
            <text:p>717,77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477593" calcext:value-type="float">
            <text:p>477,593</text:p>
          </table:table-cell>
          <table:table-cell table:style-name="ce14" office:value-type="float" office:value="304327" calcext:value-type="float">
            <text:p>304,327</text:p>
          </table:table-cell>
          <table:table-cell table:style-name="ce14" office:value-type="float" office:value="8432" calcext:value-type="float">
            <text:p>8,432</text:p>
          </table:table-cell>
          <table:table-cell table:style-name="ce14" office:value-type="float" office:value="1369" calcext:value-type="float">
            <text:p>1,369</text:p>
          </table:table-cell>
          <table:table-cell table:style-name="ce14" office:value-type="float" office:value="396262" calcext:value-type="float">
            <text:p>396,262</text:p>
          </table:table-cell>
          <table:table-cell table:style-name="ce14" office:value-type="float" office:value="745107" calcext:value-type="float">
            <text:p>745,107</text:p>
          </table:table-cell>
          <table:table-cell table:style-name="ce14" office:value-type="float" office:value="1654290" calcext:value-type="float">
            <text:p>1,654,290</text:p>
          </table:table-cell>
          <table:table-cell table:style-name="ce14" office:value-type="float" office:value="3255" calcext:value-type="float">
            <text:p>3,255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455.82" calcext:value-type="float">
            <text:p>455.82</text:p>
          </table:table-cell>
          <table:table-cell table:style-name="ce14" office:value-type="float" office:value="1130" calcext:value-type="float">
            <text:p>1,130</text:p>
          </table:table-cell>
          <table:table-cell table:style-name="ce14" office:value-type="float" office:value="9431" calcext:value-type="float">
            <text:p>9,4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73628" calcext:value-type="float">
            <text:p>173,628</text:p>
          </table:table-cell>
          <table:table-cell table:style-name="ce14" office:value-type="float" office:value="115443" calcext:value-type="float">
            <text:p>115,443</text:p>
          </table:table-cell>
          <table:table-cell table:style-name="ce14" office:value-type="float" office:value="2990" calcext:value-type="float">
            <text:p>2,990</text:p>
          </table:table-cell>
          <table:table-cell table:style-name="ce14" office:value-type="float" office:value="2360" calcext:value-type="float">
            <text:p>2,360</text:p>
          </table:table-cell>
          <table:table-cell table:style-name="ce14" office:value-type="float" office:value="371185" calcext:value-type="float">
            <text:p>371,18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391913" calcext:value-type="float">
            <text:p>4,391,913</text:p>
          </table:table-cell>
          <table:table-cell table:style-name="ce14" office:value-type="float" office:value="2306" calcext:value-type="float">
            <text:p>2,306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11.47" calcext:value-type="float">
            <text:p>411.47</text:p>
          </table:table-cell>
          <table:table-cell table:style-name="ce14" office:value-type="float" office:value="4088" calcext:value-type="float">
            <text:p>4,088</text:p>
          </table:table-cell>
          <table:table-cell table:style-name="ce14" office:value-type="float" office:value="45108" calcext:value-type="float">
            <text:p>45,10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63695" calcext:value-type="float">
            <text:p>63,695</text:p>
          </table:table-cell>
          <table:table-cell table:style-name="ce14" office:value-type="float" office:value="27389" calcext:value-type="float">
            <text:p>27,389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1228" calcext:value-type="float">
            <text:p>1,228</text:p>
          </table:table-cell>
          <table:table-cell table:style-name="ce14" office:value-type="float" office:value="233081" calcext:value-type="float">
            <text:p>233,081</text:p>
          </table:table-cell>
          <table:table-cell table:style-name="ce14" office:value-type="float" office:value="23589" calcext:value-type="float">
            <text:p>23,589</text:p>
          </table:table-cell>
          <table:table-cell table:style-name="ce14" office:value-type="float" office:value="110431" calcext:value-type="float">
            <text:p>110,431</text:p>
          </table:table-cell>
          <table:table-cell table:style-name="ce14" office:value-type="float" office:value="2114" calcext:value-type="float">
            <text:p>2,114</text:p>
          </table:table-cell>
          <table:table-cell table:style-name="ce19" office:value-type="float" office:value="0.92" calcext:value-type="float">
            <text:p>0.92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2531.21" calcext:value-type="float">
            <text:p>2,531.21</text:p>
          </table:table-cell>
          <table:table-cell table:style-name="ce14" office:value-type="float" office:value="1027" calcext:value-type="float">
            <text:p>1,027</text:p>
          </table:table-cell>
          <table:table-cell table:style-name="ce14" office:value-type="float" office:value="14650" calcext:value-type="float">
            <text:p>14,65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3860945" calcext:value-type="float">
            <text:p>43,860,945</text:p>
          </table:table-cell>
          <table:table-cell table:style-name="ce14" table:formula="of:=SUM([.C9:.C42])" office:value-type="float" office:value="29420038" calcext:value-type="float">
            <text:p>29,420,038</text:p>
          </table:table-cell>
          <table:table-cell table:style-name="ce14" table:formula="of:=SUM([.D9:.D42])" office:value-type="float" office:value="628245" calcext:value-type="float">
            <text:p>628,245</text:p>
          </table:table-cell>
          <table:table-cell table:style-name="ce14" table:formula="of:=SUM([.E9:.E42])" office:value-type="float" office:value="487361" calcext:value-type="float">
            <text:p>487,361</text:p>
          </table:table-cell>
          <table:table-cell table:style-name="ce14" table:formula="of:=SUM([.F9:.F42])" office:value-type="float" office:value="112910058" calcext:value-type="float">
            <text:p>112,910,058</text:p>
          </table:table-cell>
          <table:table-cell table:style-name="ce14" table:formula="of:=SUM([.G9:.G42])" office:value-type="float" office:value="121771479" calcext:value-type="float">
            <text:p>121,771,479</text:p>
          </table:table-cell>
          <table:table-cell table:style-name="ce14" table:formula="of:=SUM([.H9:.H42])" office:value-type="float" office:value="246613581" calcext:value-type="float">
            <text:p>246,613,581</text:p>
          </table:table-cell>
          <table:table-cell table:style-name="ce14" table:formula="of:=SUM([.I9:.I42])" office:value-type="float" office:value="2305220" calcext:value-type="float">
            <text:p>2,305,220</text:p>
          </table:table-cell>
          <table:table-cell table:style-name="ce19" office:value-type="float" office:value="0.230463515388761" calcext:value-type="float">
            <text:p>0.2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609.047082334238" calcext:value-type="float">
            <text:p>609.05</text:p>
          </table:table-cell>
          <table:table-cell table:style-name="ce14" table:formula="of:=SUM([.M9:.M42])" office:value-type="float" office:value="417908" calcext:value-type="float">
            <text:p>417,908</text:p>
          </table:table-cell>
          <table:table-cell table:style-name="ce14" table:formula="of:=SUM([.N9:.N42])" office:value-type="float" office:value="4316804" calcext:value-type="float">
            <text:p>4,316,80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8"/>
          <table:table-cell table:number-columns-repeated="1015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11'.$A$1" table:cell-range-address="$'10711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1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711" style:display-name="PageStyle_107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8-12-28T06:22:05</meta:creation-date>
    <dc:date>2018-12-28T06:23:28</dc:date>
    <meta:generator>LibreOffice/6.1.0.3$Windows_X86_64 LibreOffice_project/efb621ed25068d70781dc026f7e9c5187a4decd1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